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0CECE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color="#00B050" fo:font-weight="bold" style:font-weight-asian="bold" style:font-weight-complex="bold"/>
    </style:style>
    <style:style style:name="ce6" style:family="table-cell" style:parent-style-name="Default" style:data-style-name="N0">
      <style:text-properties fo:color="#FF0000" fo:font-weight="bold" style:font-weight-asian="bold" style:font-weight-complex="bold"/>
    </style:style>
    <style:style style:name="ce7" style:family="table-cell" style:parent-style-name="Link" style:data-style-name="N0"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color="#FF0000"/>
    </style:style>
    <style:style style:name="ce9" style:family="table-cell" style:parent-style-name="Link" style:data-style-name="N0"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30716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ate of last revision: 28/02/2022</text:p>
          </table:table-cell>
          <table:table-cell table:number-columns-repeated="6" table:style-name="ce2"/>
          <table:table-cell table:number-columns-repeated="16377" table:style-name="ce1"/>
        </table:table-row>
        <table:table-row table:style-name="ro1">
          <table:table-cell office:value-type="string" table:style-name="ce2">
            <text:p>Components/parts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Description<text:s/></text:p>
          </table:table-cell>
          <table:table-cell office:value-type="string" table:style-name="ce2">
            <text:p>Ordered</text:p>
          </table:table-cell>
          <table:table-cell office:value-type="string" table:style-name="ce2">
            <text:p>Recieved</text:p>
          </table:table-cell>
          <table:table-cell office:value-type="string" table:style-name="ce2">
            <text:p>Price [dkk]</text:p>
          </table:table-cell>
          <table:table-cell office:value-type="string" table:style-name="ce2">
            <text:p>Link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x2220/KV98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Motors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no</text:p>
          </table:table-cell>
          <table:table-cell office:value-type="float" office:value="886.31999999999994" table:formula="of:=147.72*6" table:style-name="ce4">
            <text:p>886,32</text:p>
          </table:table-cell>
          <table:table-cell office:value-type="string" table:style-name="ce7">
            <text:p><text:a xlink:href="https://www.aliexpress.com/item/1005002635377981.html?spm=a2g0o.productlist.0.0.615d4264LPuM7u&amp;algo_pvid=5ecc34f8-ba39-47dd-8a7e-7c495aefc55b&amp;aem_p4p_detail=2022022102111713754840622648720163177570&amp;algo_exp_id=5ecc34f8-ba39-47dd-8a7e-7c495aefc55b-0&amp;pdp_ext_f=%7b%22sku_id%22%3A%2212000021497746121%22%7d&amp;pdp_pi=-1%3B146.89%3B-1%3B3074%40salePrice%3BDKK%3Bsearch-mainSearch">SUNNYSKY X2216 KV880 KV1100 KV1250 KV1400 KV2400 Outrunner Brushless Motor For Multi rotor Quadcopter 3D Airplane|Parts &amp; Accessories| - AliExpress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eensy 4.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crocontroller</text:p>
          </table:table-cell>
          <table:table-cell office:value-type="string" table:style-name="ce5">
            <text:p>yes</text:p>
          </table:table-cell>
          <table:table-cell office:value-type="string" table:style-name="ce6">
            <text:p>no</text:p>
          </table:table-cell>
          <table:table-cell office:value-type="float" office:value="264.89999999999998" table:formula="of:=132.45*2" table:style-name="ce1">
            <text:p>264,9</text:p>
          </table:table-cell>
          <table:table-cell office:value-type="string" table:style-name="ce7">
            <text:p><text:a xlink:href="https://www.pjrc.com/store/teensy40.html">Teensy® 4.0 (pjrc.com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Ze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ttery</text:p>
          </table:table-cell>
          <table:table-cell office:value-type="string" table:style-name="ce5">
            <text:p>Yes</text:p>
          </table:table-cell>
          <table:table-cell office:value-type="string" table:style-name="ce5">
            <text:p>yes</text:p>
          </table:table-cell>
          <table:table-cell office:value-type="float" office:value="590.64" table:formula="of:=295.32*2" table:style-name="ce1">
            <text:p>590,64</text:p>
          </table:table-cell>
          <table:table-cell office:value-type="string" table:style-name="ce7">
            <text:p><text:a xlink:href="https://www.aliexpress.com/item/4000049113321.html?spm=a2g0o.productlist.0.0.d4ea5db8eP8Id6&amp;algo_pvid=efd47f6d-c223-4edb-b7eb-a1702855acaf&amp;algo_exp_id=efd47f6d-c223-4edb-b7eb-a1702855acaf-6&amp;pdp_ext_f=%7b%22sku_id%22%3A%2210000000736205074%22%7d&amp;pdp_pi=-1%3B293.65%3B-1%3B-1%40salePrice%3BDKK%3Bsearch-mainSearch&amp;fbclid=IwAR02L_sD60_2m2wSz5hs9vRQAQjTQL_eaG1WcfgliEVTbmiP__GCTSj3ql8">Zeee 3S 5200mAh 50C 11.1V RC LiPo Battery with Deans Plug for RC Car Quadcopter Helicopter Boat RC Airplane|Parts &amp; Accessories| - AliExpress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PU-92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MU modul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312.54000000000002" table:formula="of:=104.18*3" table:style-name="ce1">
            <text:p>312,54</text:p>
          </table:table-cell>
          <table:table-cell office:value-type="string" table:style-name="ce9">
            <text:p><text:a xlink:href="https://cdn.sparkfun.com/assets/learn_tutorials/5/5/0/MPU9250REV1.0.pdf">MPU9250REV1.0.pdf (sparkfun.com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urnigy Multistar 30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SC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387.84" table:formula="of:=96.96*4" table:style-name="ce1">
            <text:p>387,84</text:p>
          </table:table-cell>
          <table:table-cell office:value-type="string" table:style-name="ce9">
            <text:p><text:a xlink:href="https://hobbyking.com/en_us/blheli-s-30a.html?queryID=23ac726166db2d59199d1bc3b1034dfc&amp;objectID=59322&amp;indexName=hbk_live_products_analytics">Turnigy MultiStar 30A BLHeli-S Rev16 V3 ESC 2~4S (Opto) (hobbyking.com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Frsky xM Mine Receiv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siever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126.42" table:formula="of:=126.42*1" table:style-name="ce1">
            <text:p>126,42</text:p>
          </table:table-cell>
          <table:table-cell office:value-type="string" table:style-name="ce9">
            <text:p><text:a xlink:href="https://www.getfpv.com/frsky-xm-sbus-mini-receiver.html">FrSky XM+ SBUS Mini Receiver (getfpv.com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ecom R-78E-0.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C/DC converter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64.289999999999992" table:formula="of:=21.43*3" table:style-name="ce1">
            <text:p>64,29</text:p>
          </table:table-cell>
          <table:table-cell office:value-type="string" table:style-name="ce9">
            <text:p><text:a xlink:href="https://www.mouser.dk/datasheet/2/468/R_78E_0_5-1711129.pdf">R_78E_0_5-1711129.pdf (mouser.dk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xt60</text:p>
          </table:table-cell>
          <table:table-cell office:value-type="float" office:value="4" table:style-name="ce1">
            <text:p>4</text:p>
          </table:table-cell>
          <table:table-cell office:value-type="string" table:style-name="ce4">
            <text:p>connector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40.76" table:formula="of:=10.19*4" table:style-name="ce1">
            <text:p>40,76</text:p>
          </table:table-cell>
          <table:table-cell office:value-type="string" table:style-name="ce9">
            <text:p><text:a xlink:href="https://eu.mouser.com/datasheet/2/813/xt60-2490175.pdf">xt60-2490175.pdf (mouser.com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NEO-M8J-0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GNSS (GPS)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182.83" table:formula="of:=182.83*1" table:style-name="ce1">
            <text:p>182,83</text:p>
          </table:table-cell>
          <table:table-cell office:value-type="string" table:style-name="ce9">
            <text:p><text:a xlink:href="https://www.mouser.in/datasheet/2/1025/NEO_M8_FW3_DataSheet_UBX_15031086-2064257.pdf">NEO-M8 (mouser.in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ikron-GPS antenna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Gain antenn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67.040000000000006" table:formula="of:=67.04*1" table:style-name="ce1">
            <text:p>67,04</text:p>
          </table:table-cell>
          <table:table-cell office:value-type="string" table:style-name="ce9">
            <text:p><text:a xlink:href="https://www.mouser.dk/datasheet/2/272/GPS-Active-Embedded-Antenna-1544917.pdf">DLGPS-E18 (mouser.dk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PI-1375IC-80T</text:p>
          </table:table-cell>
          <table:table-cell office:value-type="float" office:value="2" table:style-name="ce1">
            <text:p>2</text:p>
          </table:table-cell>
          <table:table-cell office:value-type="string" table:style-name="ce4">
            <text:p>Buzzer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19.34" table:formula="of:=9.67*2" table:style-name="ce1">
            <text:p>19,34</text:p>
          </table:table-cell>
          <table:table-cell office:value-type="string" table:style-name="ce9">
            <text:p><text:a xlink:href="https://www.mouser.dk/datasheet/2/670/cpi_1375ic_80t-1776965.pdf">CPI-1375IC-80T Datasheet - Audio Indicators | Buzzers | CUI Devices (mouser.dk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ETG CF</text:p>
          </table:table-cell>
          <table:table-cell office:value-type="string" table:style-name="ce10">
            <text:p>1 kg</text:p>
          </table:table-cell>
          <table:table-cell office:value-type="string" table:style-name="ce4">
            <text:p>3d material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300" table:style-name="ce1">
            <text:p>300</text:p>
          </table:table-cell>
          <table:table-cell office:value-type="string" table:style-name="ce9">
            <text:p><text:a xlink:href="https://3deksperten.dk/carbon-3de-premium-petg-1-75mm.html?gclid=CjwKCAjwxOCRBhA8EiwA0X8hi-KiUVRYzczRuEElJ2F-KDLk-AXZpA8ElI3Pgzme9X2-6I8Elg9suhoC7aoQAvD_BwE">Køb Carbon Fiber Black - 3DE Premium PETG - 1.75mm (3deksperten.dk)</text:a></text:p>
          </table:table-cell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ite radio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ontroller<text:s/>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334.9" table:style-name="ce1">
            <text:p>334,9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hipping + tax</text:p>
          </table:table-cell>
          <table:table-cell table:number-columns-repeated="2" table:style-name="ce1"/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float" office:value="100.46" table:formula="of:=100.46" table:style-name="ce1">
            <text:p>100,4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Total price including shipping:</text:p>
          </table:table-cell>
          <table:table-cell table:style-name="ce2"/>
          <table:table-cell office:value-type="float" office:value="3678.28" table:formula="of:=SUM([.F3:.F16])" table:style-name="ce2">
            <text:p>3678,28</text:p>
          </table:table-cell>
          <table:table-cell office:value-type="string" table:style-name="ce2">
            <text:p>DK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office:value-type="string" table:style-name="ce2">
            <text:p>Estimated price</text:p>
          </table:table-cell>
          <table:table-cell table:style-name="ce2"/>
          <table:table-cell office:value-type="float" office:value="3000" table:style-name="ce2">
            <text:p>3000</text:p>
          </table:table-cell>
          <table:table-cell office:value-type="string" table:style-name="ce2">
            <text:p>DKK</text:p>
          </table:table-cell>
          <table:table-cell table:number-columns-repeated="3" table:style-name="ce2"/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6"/>
          <table:table-cell table:number-columns-repeated="16379" table:style-name="ce1"/>
        </table:table-row>
        <table:table-row table:style-name="ro1">
          <table:table-cell office:value-type="string" table:style-name="ce2">
            <text:p>Ressource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how much [dkk]</text:p>
          </table:table-cell>
          <table:table-cell table:number-columns-repeated="4" table:style-name="ce2"/>
          <table:table-cell table:number-columns-repeated="16377"/>
        </table:table-row>
        <table:table-row table:style-name="ro1">
          <table:table-cell office:value-type="string" table:style-name="ce4">
            <text:p>technical advisor</text:p>
          </table:table-cell>
          <table:table-cell office:value-type="string" table:style-name="ce8">
            <text:p>Not asked</text:p>
          </table:table-cell>
          <table:table-cell table:style-name="ce5"/>
          <table:table-cell table:style-name="ce6"/>
          <table:table-cell table:style-name="ce4"/>
          <table:table-cell table:number-columns-repeated="2" table:style-name="ce7"/>
          <table:table-cell table:number-columns-repeated="16377"/>
        </table:table-row>
        <table:table-row table:number-rows-repeated="3" table:style-name="ro1">
          <table:table-cell table:number-columns-repeated="3" table:style-name="ce1"/>
          <table:table-cell table:number-columns-repeated="2" table:style-name="ce6"/>
          <table:table-cell table:number-columns-repeated="16379" table:style-name="ce1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Nicolai</meta:initial-creator>
    <dc:creator>Nicolai Eckhardt-Hansen</dc:creator>
    <meta:creation-date>2022-02-28T17:41:30Z</meta:creation-date>
    <dc:date>2022-03-21T13:18:37Z</dc:date>
  </office:meta>
</office:document-meta>
</file>